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indent="0cm" style:auto-text-indent="false"/>
      <style:text-properties officeooo:rsid="0012d764" officeooo:paragraph-rsid="0012d764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1) a)</text:p>
      <text:p text:style-name="P1">A DISTINCT procedure satisfies the requirements is the following:</text:p>
      <text:p text:style-name="P1"/>
      <text:p text:style-name="P1"><text:span text:style-name="T1">procedure</text:span> DISTINCT:</text:p>
      <text:p text:style-name="P1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9T12:12:05.284813309</meta:creation-date>
    <meta:editing-duration>PT9M23S</meta:editing-duration>
    <meta:editing-cycles>2</meta:editing-cycles>
    <meta:generator>LibreOffice/4.2.8.2$Linux_X86_64 LibreOffice_project/420m0$Build-2</meta:generator>
    <dc:date>2016-02-29T12:36:58.187938519</dc:date>
    <meta:document-statistic meta:table-count="0" meta:image-count="0" meta:object-count="0" meta:page-count="1" meta:paragraph-count="4" meta:word-count="13" meta:character-count="90" meta:non-whitespace-character-count="79"/>
  </office:meta>
</office:document-meta>
</file>